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6" style:family="paragraph" style:parent-style-name="Standard">
      <style:paragraph-properties fo:margin-top="0in" fo:margin-bottom="0in" fo:line-height="100%"/>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paragraph-properties fo:margin-left="0in" fo:margin-right="0in" fo:margin-top="0in" fo:margin-bottom="0in" fo:line-height="100%" fo:text-indent="0in" style:auto-text-indent="false"/>
      <style:text-properties fo:font-variant="normal" fo:text-transform="none" fo:color="#111111" style:text-line-through-style="none" style:font-name="Georgia" fo:font-size="10.5pt" fo:letter-spacing="normal" fo:font-style="normal" style:text-underline-style="none" fo:font-weight="normal" style:text-blinking="false"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10"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1"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P12" style:family="paragraph" style:parent-style-name="Standard">
      <style:paragraph-properties fo:margin-top="0in" fo:margin-bottom="0in" fo:line-height="100%"/>
      <style:text-properties fo:color="#000000" fo:font-size="10.5pt" fo:font-weight="normal" style:font-size-asian="10.5pt" style:font-weight-asian="normal" style:font-size-complex="10.5pt" style:font-weight-complex="normal"/>
    </style:style>
    <style:style style:name="P13" style:family="paragraph" style:parent-style-name="No_20_Spacing" style:master-page-name="Standard">
      <style:paragraph-properties fo:text-align="center" style:justify-single-word="false" style:page-number="auto"/>
      <style:text-properties style:font-name="Georgia" fo:font-size="14pt" style:font-size-asian="14pt" style:font-name-complex="Times New Roman" style:font-size-complex="14pt"/>
    </style:style>
    <style:style style:name="P14" style:family="paragraph" style:parent-style-name="BODY">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15" style:family="paragraph" style:parent-style-name="BODY">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style:font-name="Georgia"/>
    </style:style>
    <style:style style:name="T5" style:family="text">
      <style:text-properties style:font-name="Georgia" fo:language="zxx" fo:country="none" style:font-name-asian="Georgia" style:language-asian="zxx" style:country-asian="none" style:font-name-complex="Georgia" style:language-complex="zxx" style:country-complex="none"/>
    </style:style>
    <style:style style:name="T6" style:family="text">
      <style:text-properties style:font-name="Georgia" fo:font-size="10.5pt" fo:font-weight="bold" style:font-size-asian="10.5pt" style:font-weight-asian="bold" style:font-name-complex="Times New Roman" style:font-size-complex="10.5pt"/>
    </style:style>
    <style:style style:name="T7" style:family="text">
      <style:text-properties style:font-name="Georgia" fo:font-size="10.5pt" style:font-size-asian="10.5pt" style:font-name-complex="Times New Roman" style:font-size-complex="10.5pt"/>
    </style:style>
    <style:style style:name="T8" style:family="text">
      <style:text-properties style:font-name="Georgia" fo:language="none" fo:country="none" fo:background-color="transparent" style:font-name-asian="Georgia" style:language-asian="none" style:country-asian="none" style:font-name-complex="Georgia" style:language-complex="none" style:country-complex="none"/>
    </style:style>
    <style:style style:name="T9" style:family="text">
      <style:text-properties fo:language="zxx" fo:country="none" style:font-name-asian="Georgia" style:language-asian="zxx" style:country-asian="none" style:font-name-complex="Georgia" style:language-complex="zxx" style:country-complex="none"/>
    </style:style>
    <style:style style:name="T10" style:family="text">
      <style:text-properties fo:language="zxx" fo:country="none" fo:font-style="italic" style:text-underline-style="solid" style:text-underline-width="auto" style:text-underline-color="font-color" style:font-name-asian="Georgia" style:language-asian="zxx" style:country-asian="none" style:font-style-asian="italic" style:font-name-complex="Georgia" style:language-complex="zxx" style:country-complex="none" style:font-style-complex="italic"/>
    </style:style>
    <style:style style:name="T11" style:family="text">
      <style:text-properties fo:color="#000000" style:font-name="Georgia" fo:font-size="10.5pt" fo:font-weight="normal" style:font-size-asian="10.5pt" style:font-weight-asian="normal" style:font-size-complex="10.5pt" style:font-weight-complex="normal"/>
    </style:style>
    <style:style style:name="T12"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3" style:family="text">
      <style:text-properties fo:color="#000000" style:font-name="Georgia" fo:font-size="10.5pt" fo:font-weight="bold" style:font-size-asian="10.5pt" style:font-weight-asian="bold" style:font-size-complex="10.5pt" style:font-weight-complex="bold"/>
    </style:style>
    <style:style style:name="T14" style:family="text">
      <style:text-properties fo:color="#000000" style:font-name="Georgia" fo:font-size="10.5pt" fo:language="en" fo:country="US" style:font-name-asian="Georgia" style:font-size-asian="10.5pt" style:language-asian="zxx" style:country-asian="none" style:font-name-complex="Georgia" style:font-size-complex="10.5pt" style:language-complex="zxx" style:country-complex="none"/>
    </style:style>
    <style:style style:name="T15" style:family="text">
      <style:text-properties fo:color="#000000"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16" style:family="text">
      <style:text-properties fo:font-variant="normal" fo:text-transform="none" fo:color="#111111" style:text-line-through-style="none" style:font-name="Georgia" fo:font-size="10.5pt" fo:letter-spacing="normal" fo:font-style="normal" style:text-underline-style="none" fo:font-weight="normal" style:text-blinking="false" style:font-size-asian="10.5pt" style:font-name-complex="Times New Roman" style:font-size-complex="10.5pt"/>
    </style:style>
    <style:style style:name="T17" style:family="text">
      <style:text-properties fo:font-variant="normal" fo:text-transform="none" fo:color="#111111" style:text-line-through-style="none" style:font-name="Georgia" fo:font-size="10.5pt" fo:letter-spacing="normal" fo:font-style="normal" style:text-underline-style="none" fo:font-weight="normal" style:text-blinking="false" style:font-size-asian="10.5pt" style:font-size-complex="10.5pt"/>
    </style:style>
    <style:style style:name="T18" style:family="text">
      <style:text-properties fo:font-variant="normal" fo:text-transform="none" fo:color="#111111" style:text-line-through-style="none" style:font-name="Georgia" fo:font-size="10.5pt" fo:letter-spacing="normal" fo:font-style="italic" style:text-underline-style="none" fo:font-weight="normal" style:text-blinking="false" style:font-size-asian="10.5pt" style:font-style-asian="italic" style:font-name-complex="Times New Roman" style:font-size-complex="10.5pt" style:font-style-complex="italic"/>
    </style:style>
    <style:style style:name="T19" style:family="text">
      <style:text-properties fo:font-variant="normal" fo:text-transform="none" fo:color="#111111" style:text-line-through-style="none" style:font-name="Georgia" fo:font-size="10.5pt" fo:letter-spacing="normal" fo:font-style="italic" style:text-underline-style="solid" style:text-underline-width="auto" style:text-underline-color="font-color" fo:font-weight="normal" style:text-blinking="false" style:font-size-asian="10.5pt" style:font-style-asian="italic" style:font-name-complex="Times New Roman" style:font-size-complex="10.5pt" style:font-style-complex="italic"/>
    </style:style>
    <style:style style:name="T20" style:family="text">
      <style:text-properties fo:font-variant="normal" fo:text-transform="none" fo:color="#111111" style:text-line-through-style="none" style:font-name="Georgia" fo:font-size="10.5pt" fo:letter-spacing="normal" fo:font-style="italic" style:text-underline-style="solid" style:text-underline-width="auto" style:text-underline-color="font-color" fo:font-weight="normal" style:text-blinking="false" style:font-size-asian="10.5pt" style:font-style-asian="italic" style:font-size-complex="10.5pt" style:font-style-complex="italic"/>
    </style:style>
    <style:style style:name="T21" style:family="text">
      <style:text-properties fo:font-size="12pt" fo:language="none" fo:country="none" style:font-name-asian="Georgia" style:font-size-asian="12pt" style:language-asian="none" style:country-asian="none" style:font-name-complex="Georgia" style:font-size-complex="12pt" style:language-complex="none" style:country-complex="none"/>
    </style:style>
    <style:style style:name="T22" style:family="text">
      <style:text-properties fo:language="none" fo:country="none" style:font-name-asian="Georgia" style:language-asian="none" style:country-asian="none" style:font-name-complex="Georgia" style:language-complex="none" style:country-complex="none"/>
    </style:style>
    <style:style style:name="T23" style:family="text">
      <style:text-properties fo:language="none" fo:country="none" fo:background-color="transparent" style:font-name-asian="Georgia" style:language-asian="none" style:country-asian="none" style:font-name-complex="Georgia" style:language-complex="none"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hat Happened to the Swaddling Clothes?</text:p>
      <text:p text:style-name="P1"/>
      <text:p text:style-name="P2"><text:span text:style-name="T1">Read:</text:span><text:span text:style-name="T3"> Luke 2:1-7</text:span></text:p>
      <text:p text:style-name="P3"/>
      <text:p text:style-name="P4"><text:span text:style-name="T1">Text:</text:span><text:span text:style-name="T3"> </text:span><text:span text:style-name="T15">Luke 2:7 “And she brought forth her firstborn son, and wrapped him in swaddling clothes, and laid him in a manger; because there was no room for them in the inn.”</text:span></text:p>
      <text:p text:style-name="P5"/>
      <text:h text:style-name="P7" text:outline-level="3"><text:span text:style-name="T6">Introduction:</text:span><text:span text:style-name="T7"> Recently Professor </text:span><text:span text:style-name="T16">Sprankle, a clinical psychologist at Minnesota State University, suggested that the #MeToo movement should be outraged over Christmas, stating, </text:span><text:span text:style-name="T18">“</text:span><text:span text:style-name="T19">The virgin birth story is about an all-knowing, all-powerful deity impregnating a human teen. There is no definition of consent that would include that scenario.</text:span><text:span text:style-name="T18">”</text:span><text:span text:style-name="T16"> “</text:span><text:span text:style-name="T20">Happy Holidays</text:span><text:span text:style-name="T17">.” The professor concluded. The radio hosts that I listened to were outraged all except for one. Chris Kroc, from Dallas Texas said: “Finally a secular college professor admits that their was a virgin who gave birth to God's son...I'll take that.”</text:span></text:h>
      <text:h text:style-name="P8" text:outline-level="3"><text:s text:c="2"/>Here is the account of what happened: God informs Mary about what will happen. He then tells Joseph and they are both on board. They lived in Nazareth. 700 years ago Micah prophesied that Jesus would be born in Bethlehem. For some reason Joseph and Mary don't attempt to make it work. They just trust God. The Roman IRS solves the dilemma and a very pregnant Mary is brought to Bethlehem with Joseph. They soon find out that there is no place for them to stay. God provides a place and it is a stable. The stable is actually in a cave carved out of the rock. Jesus is born amid the animals. Just as the first Adam was created among the animals in the Garden; this second Adam is born among the animals. </text:h>
      <text:h text:style-name="P8" text:outline-level="3"><text:s text:c="2"/>In the days of Scripture wealthy people had it better than the poor. We know that Joseph and Mary were not rich for they could nor procure a good room nor could they afford expensive clothing so they were forced to use strips of cloth, made from scraps from the tailor shops. These strips were called swaddling cloths. These strips were used for many purposes among them was the wrapping of new born babies. They were called clothes but they would not be called clothes today.</text:h>
      <text:h text:style-name="P8" text:outline-level="3"><text:s text:c="2"/>In America some folks have a collection of baby clothes and sometimes a baby blanket kept somewhere as a reminder of those cute times when our babies were babies. Some of these items may be passed down to future generations. They may be kept in a “hope chest.”</text:h>
      <text:h text:style-name="P9" text:outline-level="3"><text:span text:style-name="T9"><text:s text:c="2"/></text:span><text:span text:style-name="T10">What happened to the swaddling cloths from the manger</text:span><text:span text:style-name="T9">? </text:span></text:h>
      <text:p text:style-name="P6"><text:span text:style-name="T13">Jesus came for a reason: </text:span><text:span text:style-name="T11">What was that reason? Joseph was told just why He was born: “</text:span><text:span text:style-name="T12">And she shall bring forth a son, and thou shalt call his name JESUS: for he shall save his people from their sins.” Jesus spent 33 years here on planet earth. He taught His disciples. He healed the sick. He cast out demons. He raised the dead. He answered questions of the simple as well as the elite. Although all of these are incredibly important none of them saved the people from their sins. There was one event and only one event that occurred in His life that would be the means of saving the people from their sins. </text:span></text:p>
      <text:p text:style-name="P6"><text:span text:style-name="T12"><text:s text:c="2"/>What would that event be? It started in the Garden of </text:span><text:span text:style-name="T14">Gethsemane. You remember where the disciples took a stand and proved that His training had a great effect. No, I believe that they all forsook Him and fled</text:span><text:span text:style-name="T12">. Peter followed afar off and subsequently denied that he even knew who Jesus was. John followed and observed but there is not one example of a disciple who stood strong on that day. Jesus stood alone for the sins of the world. He suffered alone and died for the sins of all the people. He paid the price for your sin and mine.</text:span></text:p>
      <text:p text:style-name="P10"><text:s text:c="2"/>Following his death He was removed from the cross and wrapped in burial rags (His robe was gambled off by the Roman soldiers). His body was surrounded with perfumed spices and he was wrapped from head to foot in burial rags.</text:p>
      <text:p text:style-name="P10"><text:span text:style-name="T2">Jesus died for the same reason that He came:</text:span> What was that reason? In Romans 5:6 “<text:span text:style-name="T23">For when we were yet without strength, in due time Christ died for the ungodly.” verse 8 “But God commendeth his love toward us, in that, while we were yet sinners, Christ died for us.” 14:9 “For to this end Christ both died, and rose, and revived, that he might be Lord both of the dead and living.” I Thessalonians 5:10 “Who died for us, that, whether we wake or sleep, we should live together with him.”</text:span></text:p>
      <text:p text:style-name="P12"><text:span text:style-name="T8"><text:s text:c="2"/>Jesus arrived in this world </text:span><text:span text:style-name="T4">in a cave and left this world sealed in a cave. He came in swaddling rags and left wrapped in burial rags. In </text:span><text:span text:style-name="T5">John 20:6-7 we read: <text:s/>"Then cometh Simon Peter...and went into the sepulchre, and seeth the linen clothes lie, And the napkin, that was about his head, not lying with the linen clothes, but wrapped together in a place by itself."</text:span></text:p>
      <text:p text:style-name="P10"><text:s text:c="2"/>Do you remember what happened to Jesus' clothes? They were won by an unnamed soldier in a gambling game. All that he had in the tomb were the rags used to wrap a corpse. He left them behind when he arose. So what was he wearing when he came out of the tomb? He was wearing clothing hand made by angels. </text:p>
      <text:p text:style-name="P10"><text:span text:style-name="T2">Conclude:</text:span> I know that we know why Jesus came. This morning I wanted to try and see if we could delve a little deeper and talk about how, in practicality, this applies to our lives today. He was born for us and He died in our place. He started in a cave wrapped in rags and he was buried in a cave wrapped in rags. His life could be described like Job, when he said: “... <text:span text:style-name="T23">Naked came I out of my mother's womb, and naked shall I return thither...” Except for the fact that He lived a sinless life and died in the place of every lost man and woman in the world including the person sitting inside of your clothes this morning. </text:span></text:p>
      <text:p text:style-name="P10"><text:span text:style-name="T23"><text:s text:c="2"/>With this in mind; is there a decision that you need to make this morning?</text:span></text:p>
      <text:p text:style-name="P10"/>
      <text:p text:style-name="P14"><text:soft-page-break/><text:span text:style-name="T21"><text:s/></text:span></text:p>
      <text:p text:style-name="P10"/>
      <text:p text:style-name="P11"/>
      <text:p text:style-name="P15"><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8-12-22T16:07:39.98</dc:date>
    <meta:editing-duration>PT11H33M59S</meta:editing-duration>
    <meta:generator>OpenOffice/4.1.3$Win32 OpenOffice.org_project/413m1$Build-9783</meta:generator>
    <meta:document-statistic meta:table-count="0" meta:image-count="0" meta:object-count="0" meta:page-count="2" meta:paragraph-count="17" meta:word-count="1028" meta:character-count="55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